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" svg:font-family="courier, monospace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Mono" fo:language="es" fo:country="ES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reeMono" fo:language="es" fo:country="ES"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FreeMono" fo:language="es" fo:country="ES" fo:font-weight="bold" style:font-weight-asian="bold" style:font-weight-complex="bold"/>
    </style:style>
    <style:style style:name="P4" style:family="paragraph" style:parent-style-name="Standard" style:list-style-name="L4">
      <style:paragraph-properties fo:text-align="start" style:justify-single-word="false"/>
      <style:text-properties style:font-name="FreeMono" fo:language="es" fo:country="ES" fo:font-weight="bold" style:font-weight-asian="bold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style:font-name="FreeMono" fo:font-size="12pt" fo:language="es" fo:country="ES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CV</text:p>
      <text:p text:style-name="P1"/>
      <text:p text:style-name="P2">Definición:</text:p>
      <text:p text:style-name="P2">Opencv es una biblioteca libre de visión artificial desarollada originalmente por Intel.</text:p>
      <text:p text:style-name="P2"/>
      <text:p text:style-name="P2">Características:</text:p>
      <text:list xml:id="list1395409149" text:style-name="L1">
        <text:list-item>
          <text:p text:style-name="P3">Es multiplataforma, existiendo versiones para GNU/Linux, Mac OS X y Windows.</text:p>
        </text:list-item>
        <text:list-item>
          <text:p text:style-name="P3">Contiene más de 500 funciones que abarcan una gran gama de áreas en el proceso de visión como reconocimiento de objetos(reconocimiento facial), calibración de cámaras, visión estéreo y visión robótica.</text:p>
        </text:list-item>
      </text:list>
      <text:p text:style-name="P2"/>
      <text:p text:style-name="P2">Lenguajes que emplea:</text:p>
      <text:p text:style-name="P2">C y C++.</text:p>
      <text:p text:style-name="P2"/>
      <text:p text:style-name="P2">Descarga e instalación:</text:p>
      <text:p text:style-name="P2"/>
      <text:p text:style-name="P2">Para instalar la librería, lo primero que debemos de hacer es descargarnosla del sitio: </text:p>
      <text:p text:style-name="P2"/>
      <text:p text:style-name="P2"><text:a xlink:type="simple" xlink:href="http://sourceforge.net/projects/opencvlibrary/">http://sourceforge.net/projects/opencvlibrary/</text:a></text:p>
      <text:p text:style-name="P2"/>
      <text:p text:style-name="P2">Si la descargamos con un tar.gz, habrá que descomprimirla con</text:p>
      <text:p text:style-name="P2"/>
      <text:p text:style-name="P2">sudo tar xvzf opencv 2.4.3</text:p>
      <text:p text:style-name="P2"/>
      <text:p text:style-name="P2">Debido a que existen liberías y herramientas que son necesarias para ejecutar OpenCV es necesario descargarlas mediante:</text:p>
      <text:p text:style-name="P2"/>
      <text:p text:style-name="P2">sudo apt-get install build-essential checkinstall cmake pkg-config yasm</text:p>
      <text:p text:style-name="P2"/>
      <text:p text:style-name="P2"><text:tab/>- Para el manejo de lectura y escritura de imágenes:</text:p>
      <text:p text:style-name="P2"/>
      <text:p text:style-name="P2">sudo apt-get install livtiff4-dev libjpeg-dev libjasper-dev</text:p>
      <text:p text:style-name="P2"/>
      <text:p text:style-name="P2"><text:tab/>- Para el manejo de video (captura/codificación/decodificación):</text:p>
      <text:p text:style-name="P2"/>
      <text:p text:style-name="P5">sudo apt-get install libavcodec-dev libavformat-dev libswscale-dev libdc1394-22-dev libxine-dev libgstreamer0.10-dev libgstreamer-plugins-base0.10-dev libv4l-dev</text:p>
      <text:list xml:id="list1575224091" text:style-name="L4">
        <text:list-item>
          <text:list>
            <text:list-header>
              <text:p text:style-name="P4"/>
            </text:list-header>
            <text:list-item>
              <text:p text:style-name="P4">Para el uso de Python con OpenCV</text:p>
            </text:list-item>
          </text:list>
        </text:list-item>
      </text:list>
      <text:p text:style-name="P2"/>
      <text:p text:style-name="P2">sudo apt-get install python-dev python-numpy</text:p>
      <text:p text:style-name="P2"/>
      <text:p text:style-name="P2">En el apartado de la compilación una vez descomprimida la carpeta general OpenCV creamos una carpeta mediante:</text:p>
      <text:p text:style-name="P2"/>
      <text:p text:style-name="P2"><text:soft-page-break/>mkdir build</text:p>
      <text:p text:style-name="P2"/>
      <text:p text:style-name="P2">y accedemos a ella:</text:p>
      <text:p text:style-name="P2"/>
      <text:p text:style-name="P2">cd build</text:p>
      <text:p text:style-name="P2"/>
      <text:p text:style-name="P2">Posteriormente se debe configurar utilizando CMake mediante:</text:p>
      <text:p text:style-name="P2"/>
      <text:p text:style-name="P5">cmake -D WITH_QT=ON -D WITH_XINE=ON -D WITH_OPENGL=ON -D WITH_TBB=ON -D BUILD_EXAMPLES=ON ..</text:p>
      <text:p text:style-name="P2"/>
      <text:p text:style-name="P2">En caso de que se quieran modificar las opciones se debe acceder al archiv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" svg:font-family="courier, monospace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lly </meta:initial-creator>
    <meta:creation-date>2012-12-05T11:39:48</meta:creation-date>
    <dc:date>2012-12-05T13:23:06</dc:date>
    <dc:creator>Nelly </dc:creator>
    <meta:editing-duration>PT12M15S</meta:editing-duration>
    <meta:editing-cycles>1</meta:editing-cycles>
    <meta:document-statistic meta:table-count="0" meta:image-count="0" meta:object-count="0" meta:page-count="2" meta:paragraph-count="28" meta:word-count="227" meta:character-count="1657" meta:non-whitespace-character-count="1455"/>
    <meta:generator>LibreOffice/3.5$Linux_x86 LibreOffice_project/350m1$Build-2</meta:generator>
  </office:meta>
</office:document-meta>
</file>